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638cm"/>
    </style:style>
    <style:style style:name="gr2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01cm"/>
    </style:style>
    <style:style style:name="P1" style:family="paragraph">
      <loext:graphic-properties draw:fill="none" draw:fill-color="#ffffff"/>
      <style:text-properties fo:font-size="22pt" fo:font-style="italic" style:font-size-asian="18pt" style:font-style-asian="italic" style:font-size-complex="18pt" style:font-style-complex="italic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>
      <loext:graphic-properties draw:fill="none" draw:fill-color="#ffffff"/>
      <style:text-properties fo:font-size="12pt" fo:font-style="italic" style:font-size-asian="18pt" style:font-style-asian="italic" style:font-size-complex="18pt" style:font-style-complex="italic"/>
    </style:style>
    <style:style style:name="P6" style:family="paragraph">
      <loext:graphic-properties draw:fill="none" draw:fill-color="#ffffff"/>
      <style:text-properties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size="22pt" fo:font-style="italic" style:font-size-asian="18pt" style:font-style-asian="italic" style:font-size-complex="18pt" style:font-style-complex="italic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12pt" fo:font-style="italic" style:font-size-asian="18pt" style:font-style-asian="italic" style:font-size-complex="18pt" style:font-style-complex="italic"/>
    </style:style>
    <style:style style:name="T4" style:family="text">
      <style:text-properties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38cm" svg:height="1.119cm" svg:x="6.419cm" svg:y="1.076cm">
          <draw:text-box>
            <text:p><text:span text:style-name="T1">east-west distance larger</text:span></text:p>
          </draw:text-box>
        </draw:frame>
        <draw:g>
          <draw:line draw:style-name="gr2" draw:text-style-name="P2" draw:layer="layout" svg:x1="6.45cm" svg:y1="2.87cm" svg:x2="7.847cm" svg:y2="2.87cm">
            <text:p/>
          </draw:line>
          <draw:line draw:style-name="gr3" draw:text-style-name="P3" draw:layer="layout" svg:x1="7.797cm" svg:y1="2.89cm" svg:x2="7.797cm" svg:y2="4.16cm">
            <text:p/>
          </draw:line>
          <draw:line draw:style-name="gr3" draw:text-style-name="P3" draw:layer="layout" svg:x1="7.791cm" svg:y1="4.162cm" svg:x2="6.394cm" svg:y2="4.165cm">
            <text:p/>
          </draw:line>
          <draw:line draw:style-name="gr3" draw:text-style-name="P3" draw:layer="layout" svg:x1="6.423cm" svg:y1="4.2cm" svg:x2="6.423cm" svg:y2="5.47cm">
            <text:p/>
          </draw:line>
          <draw:line draw:style-name="gr3" draw:text-style-name="P3" draw:layer="layout" svg:x1="6.523cm" svg:y1="5.37cm" svg:x2="7.92cm" svg:y2="5.37cm">
            <text:p/>
          </draw:line>
          <draw:line draw:style-name="gr4" draw:text-style-name="P3" draw:layer="layout" svg:x1="7.974cm" svg:y1="2.743cm" svg:x2="7.593cm" svg:y2="3.124cm">
            <text:p/>
          </draw:line>
          <draw:line draw:style-name="gr4" draw:text-style-name="P3" draw:layer="layout" svg:x1="6.196cm" svg:y1="4.013cm" svg:x2="6.704cm" svg:y2="4.394cm">
            <text:p/>
          </draw:line>
          <draw:line draw:style-name="gr4" draw:text-style-name="P3" draw:layer="layout" svg:x1="7.974cm" svg:y1="5.156cm" svg:x2="7.72cm" svg:y2="5.664cm">
            <text:p/>
          </draw:line>
        </draw:g>
        <draw:g>
          <draw:line draw:style-name="gr2" draw:text-style-name="P2" draw:layer="layout" svg:x1="7.957cm" svg:y1="11.71cm" svg:x2="6.433cm" svg:y2="11.71cm">
            <text:p/>
          </draw:line>
          <draw:line draw:style-name="gr3" draw:text-style-name="P3" draw:layer="layout" svg:x1="6.523cm" svg:y1="11.651cm" svg:x2="6.523cm" svg:y2="10.381cm">
            <text:p/>
          </draw:line>
          <draw:line draw:style-name="gr3" draw:text-style-name="P3" draw:layer="layout" svg:x1="6.523cm" svg:y1="10.37cm" svg:x2="7.92cm" svg:y2="10.37cm">
            <text:p/>
          </draw:line>
          <draw:line draw:style-name="gr3" draw:text-style-name="P3" draw:layer="layout" svg:x1="7.823cm" svg:y1="10.351cm" svg:x2="7.823cm" svg:y2="9.081cm">
            <text:p/>
          </draw:line>
          <draw:line draw:style-name="gr3" draw:text-style-name="P3" draw:layer="layout" svg:x1="7.756cm" svg:y1="9.216cm" svg:x2="6.359cm" svg:y2="9.219cm">
            <text:p/>
          </draw:line>
        </draw:g>
        <draw:g>
          <draw:line draw:style-name="gr2" draw:text-style-name="P2" draw:layer="layout" svg:x1="10.466cm" svg:y1="2.804cm" svg:x2="12.047cm" svg:y2="2.76cm">
            <text:p/>
          </draw:line>
          <draw:line draw:style-name="gr3" draw:text-style-name="P3" draw:layer="layout" svg:x1="11.997cm" svg:y1="2.88cm" svg:x2="11.997cm" svg:y2="4.15cm">
            <text:p/>
          </draw:line>
          <draw:line draw:style-name="gr3" draw:text-style-name="P3" draw:layer="layout" svg:x1="11.991cm" svg:y1="4.152cm" svg:x2="10.594cm" svg:y2="4.155cm">
            <text:p/>
          </draw:line>
          <draw:line draw:style-name="gr3" draw:text-style-name="P3" draw:layer="layout" svg:x1="10.623cm" svg:y1="4.19cm" svg:x2="10.623cm" svg:y2="5.46cm">
            <text:p/>
          </draw:line>
          <draw:line draw:style-name="gr3" draw:text-style-name="P3" draw:layer="layout" svg:x1="10.643cm" svg:y1="5.41cm" svg:x2="12.12cm" svg:y2="5.36cm">
            <text:p/>
          </draw:line>
          <draw:line draw:style-name="gr4" draw:text-style-name="P3" draw:layer="layout" svg:x1="12.174cm" svg:y1="2.633cm" svg:x2="11.793cm" svg:y2="3.014cm">
            <text:p/>
          </draw:line>
          <draw:line draw:style-name="gr4" draw:text-style-name="P3" draw:layer="layout" svg:x1="10.396cm" svg:y1="4.003cm" svg:x2="10.904cm" svg:y2="4.384cm">
            <text:p/>
          </draw:line>
          <draw:line draw:style-name="gr4" draw:text-style-name="P3" draw:layer="layout" svg:x1="12.174cm" svg:y1="5.146cm" svg:x2="11.92cm" svg:y2="5.654cm">
            <text:p/>
          </draw:line>
          <draw:line draw:style-name="gr3" draw:text-style-name="P3" draw:layer="layout" svg:x1="12.097cm" svg:y1="5.38cm" svg:x2="12.097cm" svg:y2="6.65cm">
            <text:p/>
          </draw:line>
          <draw:line draw:style-name="gr3" draw:text-style-name="P3" draw:layer="layout" svg:x1="12.092cm" svg:y1="6.654cm" svg:x2="10.695cm" svg:y2="6.657cm">
            <text:p/>
          </draw:line>
          <draw:line draw:style-name="gr4" draw:text-style-name="P3" draw:layer="layout" svg:x1="10.496cm" svg:y1="6.504cm" svg:x2="11.004cm" svg:y2="6.885cm">
            <text:p/>
          </draw:line>
        </draw:g>
        <draw:g>
          <draw:line draw:style-name="gr2" draw:text-style-name="P2" draw:layer="layout" svg:x1="10.292cm" svg:y1="11.653cm" svg:x2="11.816cm" svg:y2="11.653cm">
            <text:p/>
          </draw:line>
          <draw:line draw:style-name="gr3" draw:text-style-name="P3" draw:layer="layout" svg:x1="11.726cm" svg:y1="11.594cm" svg:x2="11.726cm" svg:y2="10.324cm">
            <text:p/>
          </draw:line>
          <draw:line draw:style-name="gr3" draw:text-style-name="P3" draw:layer="layout" svg:x1="11.726cm" svg:y1="10.313cm" svg:x2="10.329cm" svg:y2="10.313cm">
            <text:p/>
          </draw:line>
          <draw:line draw:style-name="gr3" draw:text-style-name="P3" draw:layer="layout" svg:x1="10.426cm" svg:y1="10.294cm" svg:x2="10.426cm" svg:y2="9.024cm">
            <text:p/>
          </draw:line>
          <draw:line draw:style-name="gr3" draw:text-style-name="P3" draw:layer="layout" svg:x1="10.457cm" svg:y1="9.107cm" svg:x2="11.854cm" svg:y2="9.11cm">
            <text:p/>
          </draw:line>
          <draw:line draw:style-name="gr3" draw:text-style-name="P3" draw:layer="layout" svg:x1="11.726cm" svg:y1="9.095cm" svg:x2="11.726cm" svg:y2="7.825cm">
            <text:p/>
          </draw:line>
          <draw:line draw:style-name="gr3" draw:text-style-name="P3" draw:layer="layout" svg:x1="11.693cm" svg:y1="7.856cm" svg:x2="10.296cm" svg:y2="7.859cm">
            <text:p/>
          </draw:line>
        </draw:g>
        <draw:frame draw:style-name="gr5" draw:text-style-name="P4" draw:layer="layout" svg:width="3.258cm" svg:height="1cm" svg:x="16.935cm" svg:y="8.698cm">
          <draw:text-box>
            <text:p><text:span text:style-name="T2">odd level</text:span></text:p>
          </draw:text-box>
        </draw:frame>
        <draw:frame draw:style-name="gr6" draw:text-style-name="P4" draw:layer="layout" svg:width="3.533cm" svg:height="0.962cm" svg:x="16.035cm" svg:y="2.236cm">
          <draw:text-box>
            <text:p><text:span text:style-name="T2">even level</text:span></text:p>
          </draw:text-box>
        </draw:frame>
        <draw:frame draw:style-name="gr7" draw:text-style-name="P5" draw:layer="layout" svg:width="4.601cm" svg:height="1.208cm" svg:x="24.495cm" svg:y="24.749cm">
          <draw:text-box>
            <text:p><text:span text:style-name="T3">odd run: u1/d1/e1 n*</text:span></text:p>
            <text:p><text:span text:style-name="T3"><text:s text:c="4"/></text:span><text:span text:style-name="T3">even run: e1 s* </text:span></text:p>
          </draw:text-box>
        </draw:frame>
        <draw:frame draw:style-name="gr8" draw:text-style-name="P5" draw:layer="layout" svg:width="5.012cm" svg:height="1.673cm" svg:x="23.293cm" svg:y="21.193cm">
          <draw:text-box>
            <text:p><text:span text:style-name="T3">odd run: u1/d1/w1 n*</text:span></text:p>
            <text:p><text:span text:style-name="T3"><text:s/></text:span><text:span text:style-name="T3">even run: w1 s* </text:span></text:p>
          </draw:text-box>
        </draw:frame>
        <draw:frame draw:style-name="gr9" draw:text-style-name="P6" draw:layer="layout" svg:width="2.098cm" svg:height="0.725cm" svg:x="16.908cm" svg:y="6.699cm">
          <draw:text-box>
            <text:p><text:span text:style-name="T4">to north</text:span></text:p>
          </draw:text-box>
        </draw:frame>
        <draw:frame draw:style-name="gr6" draw:text-style-name="P4" draw:layer="layout" svg:width="3.533cm" svg:height="0.962cm" svg:x="1.635cm" svg:y="9.837cm">
          <draw:text-box>
            <text:p><text:span text:style-name="T2">even level</text:span></text:p>
          </draw:text-box>
        </draw:frame>
        <draw:frame draw:style-name="gr10" draw:text-style-name="P5" draw:layer="layout" svg:width="5.012cm" svg:height="1.24cm" svg:x="1.468cm" svg:y="10.746cm">
          <draw:text-box>
            <text:p><text:span text:style-name="T3">odd run: u1/d1/w1 n*</text:span></text:p>
            <text:p><text:span text:style-name="T3"><text:s/></text:span><text:span text:style-name="T3">even run: w1 s* </text:span></text:p>
          </draw:text-box>
        </draw:frame>
        <draw:frame draw:style-name="gr11" draw:text-style-name="P6" draw:layer="layout" svg:width="2.17cm" svg:height="0.725cm" svg:x="1.381cm" svg:y="6.739cm">
          <draw:text-box>
            <text:p><text:span text:style-name="T4">to south</text:span></text:p>
          </draw:text-box>
        </draw:frame>
        <draw:frame draw:style-name="gr12" draw:text-style-name="P4" draw:layer="layout" svg:width="3.258cm" svg:height="0.962cm" svg:x="0.936cm" svg:y="2.437cm">
          <draw:text-box>
            <text:p><text:span text:style-name="T2">odd level</text:span></text:p>
          </draw:text-box>
        </draw:frame>
        <draw:frame draw:style-name="gr7" draw:text-style-name="P5" draw:layer="layout" svg:width="4.601cm" svg:height="1.208cm" svg:x="0.653cm" svg:y="3.314cm">
          <draw:text-box>
            <text:p><text:span text:style-name="T3">odd run: u1/d1/e1 n*</text:span></text:p>
            <text:p><text:span text:style-name="T3"><text:s text:c="4"/></text:span><text:span text:style-name="T3">even run: e1 s* </text:span></text:p>
          </draw:text-box>
        </draw:frame>
        <draw:frame draw:style-name="gr13" draw:text-style-name="P5" draw:layer="layout" svg:width="4.189cm" svg:height="0.725cm" svg:x="22.463cm" svg:y="13.229cm">
          <draw:text-box>
            <text:p><text:span text:style-name="T3">odd number of runs</text:span></text:p>
          </draw:text-box>
        </draw:frame>
        <draw:frame draw:style-name="gr14" draw:text-style-name="P5" draw:layer="layout" svg:width="4.401cm" svg:height="0.725cm" svg:x="23.015cm" svg:y="18.653cm">
          <draw:text-box>
            <text:p><text:span text:style-name="T3">even number of runs</text:span></text:p>
          </draw:text-box>
        </draw:frame>
        <draw:g>
          <draw:line draw:style-name="gr2" draw:text-style-name="P2" draw:layer="layout" svg:x1="13.65cm" svg:y1="10.826cm" svg:x2="15.047cm" svg:y2="10.826cm">
            <text:p/>
          </draw:line>
          <draw:line draw:style-name="gr3" draw:text-style-name="P3" draw:layer="layout" svg:x1="14.997cm" svg:y1="10.806cm" svg:x2="14.997cm" svg:y2="9.536cm">
            <text:p/>
          </draw:line>
          <draw:line draw:style-name="gr3" draw:text-style-name="P3" draw:layer="layout" svg:x1="14.991cm" svg:y1="9.534cm" svg:x2="13.594cm" svg:y2="9.531cm">
            <text:p/>
          </draw:line>
          <draw:line draw:style-name="gr3" draw:text-style-name="P3" draw:layer="layout" svg:x1="13.623cm" svg:y1="9.496cm" svg:x2="13.623cm" svg:y2="8.226cm">
            <text:p/>
          </draw:line>
          <draw:line draw:style-name="gr3" draw:text-style-name="P3" draw:layer="layout" svg:x1="13.723cm" svg:y1="8.326cm" svg:x2="15.12cm" svg:y2="8.326cm">
            <text:p/>
          </draw:line>
          <draw:line draw:style-name="gr4" draw:text-style-name="P3" draw:layer="layout" svg:x1="15.174cm" svg:y1="10.953cm" svg:x2="14.793cm" svg:y2="10.572cm">
            <text:p/>
          </draw:line>
          <draw:line draw:style-name="gr4" draw:text-style-name="P3" draw:layer="layout" svg:x1="13.396cm" svg:y1="9.683cm" svg:x2="13.904cm" svg:y2="9.302cm">
            <text:p/>
          </draw:line>
          <draw:line draw:style-name="gr4" draw:text-style-name="P3" draw:layer="layout" svg:x1="15.174cm" svg:y1="8.54cm" svg:x2="14.92cm" svg:y2="8.032cm">
            <text:p/>
          </draw:line>
        </draw:g>
        <draw:g>
          <draw:line draw:style-name="gr2" draw:text-style-name="P2" draw:layer="layout" svg:x1="15.52cm" svg:y1="2.87cm" svg:x2="14.123cm" svg:y2="2.87cm">
            <text:p/>
          </draw:line>
          <draw:line draw:style-name="gr3" draw:text-style-name="P3" draw:layer="layout" svg:x1="14.173cm" svg:y1="2.89cm" svg:x2="14.173cm" svg:y2="4.16cm">
            <text:p/>
          </draw:line>
          <draw:line draw:style-name="gr3" draw:text-style-name="P3" draw:layer="layout" svg:x1="14.179cm" svg:y1="4.162cm" svg:x2="15.576cm" svg:y2="4.165cm">
            <text:p/>
          </draw:line>
          <draw:line draw:style-name="gr3" draw:text-style-name="P3" draw:layer="layout" svg:x1="15.547cm" svg:y1="4.2cm" svg:x2="15.547cm" svg:y2="5.47cm">
            <text:p/>
          </draw:line>
          <draw:line draw:style-name="gr3" draw:text-style-name="P3" draw:layer="layout" svg:x1="15.447cm" svg:y1="5.37cm" svg:x2="14.05cm" svg:y2="5.37cm">
            <text:p/>
          </draw:line>
          <draw:line draw:style-name="gr4" draw:text-style-name="P3" draw:layer="layout" svg:x1="13.996cm" svg:y1="2.743cm" svg:x2="14.377cm" svg:y2="3.124cm">
            <text:p/>
          </draw:line>
          <draw:line draw:style-name="gr4" draw:text-style-name="P3" draw:layer="layout" svg:x1="15.774cm" svg:y1="4.013cm" svg:x2="15.266cm" svg:y2="4.394cm">
            <text:p/>
          </draw:line>
          <draw:line draw:style-name="gr4" draw:text-style-name="P3" draw:layer="layout" svg:x1="13.996cm" svg:y1="5.156cm" svg:x2="14.25cm" svg:y2="5.66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8:13:02.763000000</meta:creation-date>
    <meta:generator>LibreOffice/6.0.4.2$Windows_X86_64 LibreOffice_project/9b0d9b32d5dcda91d2f1a96dc04c645c450872bf</meta:generator>
    <dc:date>2020-11-04T18:05:43.709000000</dc:date>
    <meta:editing-duration>P2DT5H5M40S</meta:editing-duration>
    <meta:editing-cycles>14</meta:editing-cycles>
    <meta:document-statistic meta:object-count="66"/>
  </office:meta>
</office:document-meta>
</file>